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8.89cm" table:align="left"/>
    </style:style>
    <style:style style:name="Table2.A" style:family="table-column">
      <style:table-column-properties style:column-width="2.011cm"/>
    </style:style>
    <style:style style:name="Table2.B" style:family="table-column">
      <style:table-column-properties style:column-width="6.8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0.689cm" table:align="left"/>
    </style:style>
    <style:style style:name="Table4.A" style:family="table-column">
      <style:table-column-properties style:column-width="3.096cm"/>
    </style:style>
    <style:style style:name="Table4.B" style:family="table-column">
      <style:table-column-properties style:column-width="7.594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20f66c"/>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officeooo:paragraph-rsid="00278b3e"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officeooo:rsid="0024bdd8" officeooo:paragraph-rsid="00269219"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officeooo:rsid="00251962" officeooo:paragraph-rsid="00269219"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officeooo:rsid="00278b3e" officeooo:paragraph-rsid="00278b3e"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officeooo:rsid="00292aa2" officeooo:paragraph-rsid="00292aa2" loext:padding="0cm" loext:border="none"/>
    </style:style>
    <style:style style:name="P8"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fo:font-weight="bold" style:font-weight-asian="bold"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officeooo:rsid="00257c7e" officeooo:paragraph-rsid="00269219"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269219"/>
    </style:style>
    <style:style style:name="P12" style:family="paragraph" style:parent-style-name="Text_20_body">
      <style:paragraph-properties fo:margin-left="0cm" fo:margin-right="0cm" fo:margin-top="0cm" fo:margin-bottom="0cm" loext:contextual-spacing="false" fo:text-indent="0cm" style:auto-text-indent="false" fo:padding="0cm" fo:border="none"/>
      <style:text-properties officeooo:rsid="002bc2d3" officeooo:paragraph-rsid="002bc2d3" loext:padding="0cm" loext:border="none"/>
    </style:style>
    <style:style style:name="P13" style:family="paragraph" style:parent-style-name="Text_20_body">
      <style:paragraph-properties fo:margin-left="0cm" fo:margin-right="0cm" fo:margin-top="0cm" fo:margin-bottom="0cm" loext:contextual-spacing="false" fo:text-indent="0cm" style:auto-text-indent="false" fo:padding="0cm" fo:border="none"/>
      <style:text-properties officeooo:rsid="002c9596" officeooo:paragraph-rsid="002c9596" loext:padding="0cm" loext:border="none"/>
    </style:style>
    <style:style style:name="P14" style:family="paragraph" style:parent-style-name="Text_20_body">
      <style:paragraph-properties fo:margin-left="0cm" fo:margin-right="0cm" fo:margin-top="0cm" fo:margin-bottom="0cm" loext:contextual-spacing="false" fo:text-indent="0cm" style:auto-text-indent="false" fo:padding="0cm" fo:border="none"/>
      <style:text-properties fo:font-weight="bold" officeooo:rsid="002c9596" officeooo:paragraph-rsid="002d4b14" style:font-weight-asian="bold" style:font-weight-complex="bold" loext:padding="0cm" loext:border="none"/>
    </style:style>
    <style:style style:name="P15" style:family="paragraph" style:parent-style-name="Text_20_body">
      <style:paragraph-properties fo:margin-left="0cm" fo:margin-right="0cm" fo:margin-top="0cm" fo:margin-bottom="0cm" loext:contextual-spacing="false" fo:text-indent="0cm" style:auto-text-indent="false" fo:padding="0cm" fo:border="none"/>
      <style:text-properties fo:font-size="13pt" fo:language="en" fo:country="GB" style:font-size-asian="13pt" style:font-size-complex="13pt" loext:padding="0cm" loext:border="none"/>
    </style:style>
    <style:style style:name="P16" style:family="paragraph" style:parent-style-name="Preformatted_20_Text">
      <style:paragraph-properties fo:margin-top="0.106cm" fo:margin-bottom="0.106cm" loext:contextual-spacing="false" fo:padding="0cm" fo:border="none"/>
    </style:style>
    <style:style style:name="P17" style:family="paragraph" style:parent-style-name="Preformatted_20_Text">
      <style:paragraph-properties fo:margin-top="0.106cm" fo:margin-bottom="0.106cm" loext:contextual-spacing="false" fo:padding="0cm" fo:border="none"/>
      <style:text-properties officeooo:paragraph-rsid="00241773"/>
    </style:style>
    <style:style style:name="P18" style:family="paragraph" style:parent-style-name="Preformatted_20_Text">
      <style:paragraph-properties fo:margin-top="0.106cm" fo:margin-bottom="0.106cm" loext:contextual-spacing="false" fo:padding="0cm" fo:border="none"/>
      <style:text-properties officeooo:rsid="0020f66c" officeooo:paragraph-rsid="00241773"/>
    </style:style>
    <style:style style:name="P19" style:family="paragraph" style:parent-style-name="Table_20_Contents">
      <style:text-properties fo:font-weight="bold" officeooo:rsid="00251962" officeooo:paragraph-rsid="00269219" style:font-weight-asian="bold" style:font-weight-complex="bold"/>
    </style:style>
    <style:style style:name="P20" style:family="paragraph" style:parent-style-name="Table_20_Contents">
      <style:text-properties fo:font-weight="bold" officeooo:rsid="00278b3e" officeooo:paragraph-rsid="00278b3e" style:font-weight-asian="bold" style:font-weight-complex="bold"/>
    </style:style>
    <style:style style:name="P21" style:family="paragraph" style:parent-style-name="Table_20_Contents">
      <style:text-properties fo:font-weight="bold" officeooo:rsid="00292aa2" officeooo:paragraph-rsid="00292aa2" style:font-weight-asian="bold" style:font-weight-complex="bold"/>
    </style:style>
    <style:style style:name="P22" style:family="paragraph" style:parent-style-name="Table_20_Contents">
      <style:text-properties officeooo:rsid="00251962" officeooo:paragraph-rsid="00269219"/>
    </style:style>
    <style:style style:name="P23" style:family="paragraph" style:parent-style-name="Table_20_Contents">
      <style:text-properties officeooo:rsid="00278b3e" officeooo:paragraph-rsid="00278b3e"/>
    </style:style>
    <style:style style:name="P24" style:family="paragraph" style:parent-style-name="Table_20_Contents">
      <style:text-properties officeooo:rsid="00292aa2" officeooo:paragraph-rsid="00292aa2"/>
    </style:style>
    <style:style style:name="P25" style:family="paragraph" style:parent-style-name="Text_20_body">
      <style:text-properties fo:language="en" fo:country="GB" fo:font-weight="bold" officeooo:rsid="00241773" officeooo:paragraph-rsid="00241773" style:font-weight-asian="bold" style:font-weight-complex="bold" loext:padding="0cm" loext:border="none"/>
    </style:style>
    <style:style style:name="P26" style:family="paragraph" style:parent-style-name="Preformatted_20_Text">
      <style:paragraph-properties fo:margin-left="0cm" fo:margin-right="0cm" fo:margin-top="0.106cm" fo:margin-bottom="0.106cm" loext:contextual-spacing="false" fo:text-indent="0cm" style:auto-text-indent="false" fo:padding="0cm" fo:border="none"/>
      <style:text-properties fo:font-weight="bold" officeooo:rsid="002c9596" officeooo:paragraph-rsid="003369de" style:font-weight-asian="bold" style:font-weight-complex="bold" loext:padding="0cm" loext:border="none"/>
    </style:style>
    <style:style style:name="P27" style:family="paragraph" style:parent-style-name="Preformatted_20_Text">
      <style:paragraph-properties fo:margin-left="0cm" fo:margin-right="0cm" fo:margin-top="0.106cm" fo:margin-bottom="0.106cm" loext:contextual-spacing="false" fo:text-indent="0cm" style:auto-text-indent="false" fo:padding="0cm" fo:border="none"/>
      <style:text-properties fo:font-weight="bold" officeooo:rsid="002c9596" officeooo:paragraph-rsid="0035976c" style:font-weight-asian="bold" style:font-weight-complex="bold" loext:padding="0cm" loext:border="none"/>
    </style:style>
    <style:style style:name="P28" style:family="paragraph" style:parent-style-name="Preformatted_20_Text">
      <style:paragraph-properties fo:margin-left="0cm" fo:margin-right="0cm" fo:margin-top="0.106cm" fo:margin-bottom="0.106cm" loext:contextual-spacing="false" fo:text-indent="0cm" style:auto-text-indent="false" fo:padding="0cm" fo:border="none"/>
      <style:text-properties fo:font-weight="bold" officeooo:rsid="002bc2d3" officeooo:paragraph-rsid="002c9596" style:font-weight-asian="bold" style:font-weight-complex="bold" loext:padding="0cm" loext:border="none"/>
    </style:style>
    <style:style style:name="P29" style:family="paragraph" style:parent-style-name="Preformatted_20_Text">
      <style:paragraph-properties fo:margin-left="0cm" fo:margin-right="0cm" fo:margin-top="0.106cm" fo:margin-bottom="0.106cm" loext:contextual-spacing="false" fo:text-indent="0cm" style:auto-text-indent="false" fo:padding="0cm" fo:border="none"/>
      <style:text-properties fo:font-weight="normal" officeooo:rsid="0035976c" officeooo:paragraph-rsid="0035976c" style:font-weight-asian="normal" style:font-weight-complex="normal" loext:padding="0cm" loext:border="none"/>
    </style:style>
    <style:style style:name="P30" style:family="paragraph" style:parent-style-name="Preformatted_20_Text">
      <style:paragraph-properties fo:margin-left="0cm" fo:margin-right="0cm" fo:margin-top="0.106cm" fo:margin-bottom="0.106cm" loext:contextual-spacing="false" fo:text-indent="0cm" style:auto-text-indent="false" fo:padding="0cm" fo:border="none"/>
      <style:text-properties fo:font-size="13pt" fo:font-weight="bold" officeooo:rsid="003369de" officeooo:paragraph-rsid="0035976c" style:font-size-asian="13pt" style:font-weight-asian="bold" style:font-size-complex="13pt" style:font-weight-complex="bold" loext:padding="0cm" loext:border="none"/>
    </style:style>
    <style:style style:name="P31" style:family="paragraph" style:parent-style-name="Preformatted_20_Text">
      <style:paragraph-properties fo:margin-left="0cm" fo:margin-right="0cm" fo:margin-top="0.106cm" fo:margin-bottom="0.106cm" loext:contextual-spacing="false" fo:text-indent="0cm" style:auto-text-indent="false" fo:padding="0cm" fo:border="none"/>
      <style:text-properties fo:font-size="13pt" fo:font-weight="bold" officeooo:paragraph-rsid="003a5dd7" style:font-size-asian="13pt" style:font-weight-asian="bold" style:font-size-complex="13pt" style:font-weight-complex="bold"/>
    </style:style>
    <style:style style:name="P32" style:family="paragraph" style:parent-style-name="Text_20_body">
      <style:paragraph-properties fo:margin-left="0cm" fo:margin-right="0cm" fo:margin-top="0cm" fo:margin-bottom="0cm" loext:contextual-spacing="false" fo:text-indent="0cm" style:auto-text-indent="false" fo:padding="0cm" fo:border="none"/>
    </style:style>
    <style:style style:name="P33"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officeooo:rsid="00251962" officeooo:paragraph-rsid="00269219" loext:padding="0cm" loext:border="none"/>
    </style:style>
    <style:style style:name="P34" style:family="paragraph" style:parent-style-name="Text_20_body">
      <style:paragraph-properties fo:margin-left="0cm" fo:margin-right="0cm" fo:margin-top="0cm" fo:margin-bottom="0cm" loext:contextual-spacing="false" fo:text-indent="0cm" style:auto-text-indent="false" fo:padding="0cm" fo:border="none"/>
      <style:text-properties officeooo:rsid="002bc2d3" officeooo:paragraph-rsid="00292aa2" loext:padding="0cm" loext:border="none"/>
    </style:style>
    <style:style style:name="P35" style:family="paragraph" style:parent-style-name="Text_20_body">
      <style:paragraph-properties fo:margin-left="0cm" fo:margin-right="0cm" fo:margin-top="0cm" fo:margin-bottom="0cm" loext:contextual-spacing="false" fo:text-indent="0cm" style:auto-text-indent="false" fo:padding="0cm" fo:border="none"/>
      <style:text-properties fo:font-weight="bold" officeooo:rsid="002c9596" officeooo:paragraph-rsid="002d4b14" style:font-weight-asian="bold" style:font-weight-complex="bold" loext:padding="0cm" loext:border="none"/>
    </style:style>
    <style:style style:name="P36" style:family="paragraph" style:parent-style-name="Text_20_body">
      <style:paragraph-properties fo:margin-left="0cm" fo:margin-right="0cm" fo:margin-top="0cm" fo:margin-bottom="0cm" loext:contextual-spacing="false" fo:text-indent="0cm" style:auto-text-indent="false" fo:padding="0cm" fo:border="none"/>
      <style:text-properties fo:font-weight="bold" officeooo:rsid="002c9596" officeooo:paragraph-rsid="0035976c" style:font-weight-asian="bold" style:font-weight-complex="bold" loext:padding="0cm" loext:border="none"/>
    </style:style>
    <style:style style:name="T1" style:family="text">
      <style:text-properties fo:language="en" fo:country="GB" officeooo:rsid="00257c7e" loext:padding="0cm" loext:border="none"/>
    </style:style>
    <style:style style:name="T2" style:family="text">
      <style:text-properties fo:language="en" fo:country="GB" officeooo:rsid="00278b3e" loext:padding="0cm" loext:border="none"/>
    </style:style>
    <style:style style:name="T3" style:family="text">
      <style:text-properties fo:language="en" fo:country="GB" officeooo:rsid="00292aa2" loext:padding="0cm" loext:border="none"/>
    </style:style>
    <style:style style:name="T4" style:family="text">
      <style:text-properties officeooo:rsid="00292aa2"/>
    </style:style>
    <style:style style:name="T5" style:family="text">
      <style:text-properties officeooo:rsid="002bc2d3"/>
    </style:style>
    <style:style style:name="T6" style:family="text">
      <style:text-properties officeooo:rsid="0034bd57"/>
    </style:style>
    <style:style style:name="T7" style:family="text">
      <style:text-properties fo:font-weight="normal" officeooo:rsid="0035976c" style:font-weight-asian="normal" style:font-weight-complex="normal" loext:padding="0cm" loext:border="none"/>
    </style:style>
    <style:style style:name="T8" style:family="text">
      <style:text-properties fo:font-weight="normal" officeooo:rsid="00370b86" style:font-weight-asian="normal" style:font-weight-complex="normal" loext:padding="0cm" loext:border="none"/>
    </style:style>
    <style:style style:name="T9" style:family="text">
      <style:text-properties fo:font-weight="normal" officeooo:rsid="0038faab" style:font-weight-asian="normal" style:font-weight-complex="normal" loext:padding="0cm" loext:border="none"/>
    </style:style>
    <style:style style:name="T10" style:family="text">
      <style:text-properties fo:font-weight="normal" officeooo:rsid="003a5dd7" style:font-weight-asian="normal" style:font-weight-complex="normal" loext:padding="0cm" loext:border="none"/>
    </style:style>
    <style:style style:name="T11" style:family="text">
      <style:text-properties officeooo:rsid="0035976c"/>
    </style:style>
    <style:style style:name="T12" style:family="text">
      <style:text-properties officeooo:rsid="0035976c" loext:padding="0cm" loext:border="none"/>
    </style:style>
    <style:style style:name="T13" style:family="text">
      <style:text-properties officeooo:rsid="00370b86"/>
    </style:style>
    <style:style style:name="T14" style:family="text">
      <style:text-properties officeooo:rsid="00370b86" loext:padding="0cm" loext:border="none"/>
    </style:style>
    <style:style style:name="T15" style:family="text">
      <style:text-properties officeooo:rsid="0038faab"/>
    </style:style>
    <style:style style:name="T16" style:family="text">
      <style:text-properties officeooo:rsid="0038faab" loext:padding="0cm" loext:border="none"/>
    </style:style>
    <style:style style:name="T17" style:family="text">
      <style:text-properties style:font-name="Liberation Mono" fo:font-size="10pt" fo:font-weight="normal" officeooo:rsid="0038faab" style:font-name-asian="Noto Sans Mono CJK SC" style:font-size-asian="10pt" style:font-weight-asian="normal" style:font-name-complex="Liberation Mono" style:font-size-complex="10pt" style:font-weight-complex="normal" loext:padding="0cm" loext:border="none"/>
    </style:style>
    <style:style style:name="T18" style:family="text">
      <style:text-properties style:font-name="Liberation Mono" fo:font-size="10pt" officeooo:rsid="0038faab" style:font-name-asian="Noto Sans Mono CJK SC" style:font-size-asian="10pt" style:font-name-complex="Liberation Mono" style:font-size-complex="10pt" loext:padding="0cm" loext:border="none"/>
    </style:style>
    <style:style style:name="T19" style:family="text">
      <style:text-properties style:font-name="Liberation Mono" officeooo:rsid="0038faab" style:font-name-asian="Noto Sans Mono CJK SC" style:font-name-complex="Liberation Mono" loext:padding="0cm" loext:border="none"/>
    </style:style>
    <style:style style:name="T20" style:family="text">
      <style:text-properties officeooo:rsid="003a5dd7" loext:padding="0cm" loext:border="none"/>
    </style:style>
    <style:style style:name="T21" style:family="text">
      <style:text-properties officeooo:rsid="003b4d2d"/>
    </style:style>
    <style:style style:name="T22" style:family="text">
      <style:text-properties fo:font-size="13pt" fo:language="en" fo:country="GB" style:font-size-asian="13pt" style:font-size-complex="13pt" loext:padding="0cm" loext:border="none"/>
    </style:style>
    <style:style style:name="T23" style:family="text">
      <style:text-properties fo:font-size="13pt" fo:language="en" fo:country="GB" officeooo:rsid="003b4d2d" style:font-size-asian="13pt" style:font-size-complex="13pt"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small bakery owner with 3 stores would like to implement a Point-of-Sales (POS) system to track sales &amp; inventory of the business. Every day, there are a limited number of cakes being produced for each store. Design a relational database design to help the bakery owner implement the POS. List down the required tables and columns along with their data types.</text:p>
      <text:p text:style-name="P16"/>
      <text:p text:style-name="P16">You may assume that cakes have some types (ex. Chocolate, Pineapple, Truffle etc) and sizes (0.5kg, 1kg, 2kg etc)</text:p>
      <text:p text:style-name="P16"/>
      <text:p text:style-name="P16">Based on your relational design, the store owner should be able to answer questions like following. You have to write SQL statements for answering these questions. 1. Find the total revenue from all stores for a given month. 2. Find revenue per month per branch ordered by branch with maximum revenue at the top. 3. Find the best selling cake per branch in a given month. Best selling is calculated based on number of units sold.</text:p>
      <text:p text:style-name="P16">--------------------------------------------------------------------------------</text:p>
      <text:p text:style-name="P16"/>
      <text:p text:style-name="P18"/>
      <text:p text:style-name="P17"><text:s text:c="39"/></text:p>
      <text:p text:style-name="P25">Store</text:p>
      <text:p text:style-name="P2">-----------------------------------------</text:p>
      <text:p text:style-name="P15">-&gt; id <text:s text:c="2"/>(int) (PK)</text:p>
      <text:p text:style-name="P15">-&gt; name (varchar(255))</text:p>
      <text:p text:style-name="P15">-&gt; location <text:s/>(varchar(255))</text:p>
      <text:p text:style-name="P2"/>
      <text:p text:style-name="P8">Category</text:p>
      <text:p text:style-name="P2">-----------------------------------------</text:p>
      <text:p text:style-name="P15">-&gt; id <text:s/>(int) <text:s/>(PK)</text:p>
      <text:p text:style-name="P15">-&gt; name <text:s/>(varchar(255))</text:p>
      <text:p text:style-name="P15"/>
      <text:p text:style-name="P4">Why category? </text:p>
      <text:p text:style-name="P5">Items in bakery -</text:p>
      <text:p text:style-name="P4">Deserts – cake, cheesecake, pies</text:p>
      <text:p text:style-name="P5">breads – bagles, buns, rolls, loaf breads</text:p>
      <text:p text:style-name="P5">sweet goods – doughnuts, sweet rolls</text:p>
      <text:p text:style-name="P5"/>
      <text:p text:style-name="P6">ex:</text:p>
      <table:table table:name="Table2" table:style-name="Table2">
        <table:table-column table:style-name="Table2.A"/>
        <table:table-column table:style-name="Table2.B"/>
        <table:table-row table:style-name="TableLine93854008069408">
          <table:table-cell table:style-name="Table2.A1" office:value-type="string">
            <text:p text:style-name="P20">id</text:p>
          </table:table-cell>
          <table:table-cell table:style-name="Table2.B1" office:value-type="string">
            <text:p text:style-name="P20">name</text:p>
          </table:table-cell>
        </table:table-row>
        <table:table-row table:style-name="TableLine93854008126640">
          <table:table-cell table:style-name="Table2.A2" office:value-type="string">
            <text:p text:style-name="P23">1</text:p>
          </table:table-cell>
          <table:table-cell table:style-name="Table2.B2" office:value-type="string">
            <text:p text:style-name="P23">deserts</text:p>
          </table:table-cell>
        </table:table-row>
        <table:table-row table:style-name="TableLine93854008127952">
          <table:table-cell table:style-name="Table2.A2" office:value-type="string">
            <text:p text:style-name="P23">2</text:p>
          </table:table-cell>
          <table:table-cell table:style-name="Table2.B2" office:value-type="string">
            <text:p text:style-name="P23">breads</text:p>
          </table:table-cell>
        </table:table-row>
      </table:table>
      <text:p text:style-name="P3"/>
      <text:p text:style-name="P8">Item</text:p>
      <text:p text:style-name="P2">-----------------------------------------</text:p>
      <text:p text:style-name="P15">-&gt; id <text:s text:c="2"/>(int) <text:s/>(PK)</text:p>
      <text:p text:style-name="P15">→ category_id <text:s/>(int)</text:p>
      <text:p text:style-name="P15">-&gt; name <text:s/>varchar(255))</text:p>
      <text:p text:style-name="P15"><text:soft-page-break/>-&gt; price <text:s/>(int)</text:p>
      <text:p text:style-name="P32"><text:span text:style-name="T22">-&gt; weight (</text:span><text:span text:style-name="T23">numeric</text:span><text:span text:style-name="T22">)</text:span></text:p>
      <text:p text:style-name="P15">&gt; UNIQUE(category_id, name, weight)</text:p>
      <text:p text:style-name="P15">&gt; FK(category_id)</text:p>
      <text:p text:style-name="P2"/>
      <text:p text:style-name="P5">why UNIQUE(category_id, name, weight)?</text:p>
      <text:p text:style-name="P5"/>
      <table:table table:name="Table1" table:style-name="Table1">
        <table:table-column table:style-name="Table1.A" table:number-columns-repeated="5"/>
        <table:table-row table:style-name="TableLine93854008136576">
          <table:table-cell table:style-name="Table1.A1" office:value-type="string">
            <text:p text:style-name="P19">id</text:p>
          </table:table-cell>
          <table:table-cell table:style-name="Table1.A1" office:value-type="string">
            <text:p text:style-name="P19">category_id</text:p>
          </table:table-cell>
          <table:table-cell table:style-name="Table1.A1" office:value-type="string">
            <text:p text:style-name="P19">name</text:p>
          </table:table-cell>
          <table:table-cell table:style-name="Table1.A1" office:value-type="string">
            <text:p text:style-name="P19">price</text:p>
          </table:table-cell>
          <table:table-cell table:style-name="Table1.E1" office:value-type="string">
            <text:p text:style-name="P19">weight</text:p>
          </table:table-cell>
        </table:table-row>
        <table:table-row table:style-name="TableLine93854008160128">
          <table:table-cell table:style-name="Table1.A2" office:value-type="string">
            <text:p text:style-name="P22">1</text:p>
          </table:table-cell>
          <table:table-cell table:style-name="Table1.A2" office:value-type="string">
            <text:p text:style-name="P22">1</text:p>
          </table:table-cell>
          <table:table-cell table:style-name="Table1.A2" office:value-type="string">
            <text:p text:style-name="P22">Choclate cake</text:p>
          </table:table-cell>
          <table:table-cell table:style-name="Table1.A2" office:value-type="string">
            <text:p text:style-name="P22">100</text:p>
          </table:table-cell>
          <table:table-cell table:style-name="Table1.E2" office:value-type="string">
            <text:p text:style-name="P22">0.5</text:p>
          </table:table-cell>
        </table:table-row>
        <table:table-row table:style-name="TableLine93854008162064">
          <table:table-cell table:style-name="Table1.A2" office:value-type="string">
            <text:p text:style-name="P22">2</text:p>
          </table:table-cell>
          <table:table-cell table:style-name="Table1.A2" office:value-type="string">
            <text:p text:style-name="P22">1</text:p>
          </table:table-cell>
          <table:table-cell table:style-name="Table1.A2" office:value-type="string">
            <text:p text:style-name="P22">Choclate cake</text:p>
          </table:table-cell>
          <table:table-cell table:style-name="Table1.A2" office:value-type="string">
            <text:p text:style-name="P22">200</text:p>
          </table:table-cell>
          <table:table-cell table:style-name="Table1.E2" office:value-type="string">
            <text:p text:style-name="P22">1</text:p>
          </table:table-cell>
        </table:table-row>
        <table:table-row table:style-name="TableLine93854008163200">
          <table:table-cell table:style-name="Table1.A2" office:value-type="string">
            <text:p text:style-name="P23">3</text:p>
          </table:table-cell>
          <table:table-cell table:style-name="Table1.A2" office:value-type="string">
            <text:p text:style-name="P23">1</text:p>
          </table:table-cell>
          <table:table-cell table:style-name="Table1.A2" office:value-type="string">
            <text:p text:style-name="P23">Truffle</text:p>
          </table:table-cell>
          <table:table-cell table:style-name="Table1.A2" office:value-type="string">
            <text:p text:style-name="P23">300</text:p>
          </table:table-cell>
          <table:table-cell table:style-name="Table1.E2" office:value-type="string">
            <text:p text:style-name="P23">1</text:p>
          </table:table-cell>
        </table:table-row>
        <table:table-row table:style-name="TableLine93854008164464">
          <table:table-cell table:style-name="Table1.A2" office:value-type="string">
            <text:p text:style-name="P23">4</text:p>
          </table:table-cell>
          <table:table-cell table:style-name="Table1.A2" office:value-type="string">
            <text:p text:style-name="P23">2</text:p>
          </table:table-cell>
          <table:table-cell table:style-name="Table1.A2" office:value-type="string">
            <text:p text:style-name="P23">bun</text:p>
          </table:table-cell>
          <table:table-cell table:style-name="Table1.A2" office:value-type="string">
            <text:p text:style-name="P23">10</text:p>
          </table:table-cell>
          <table:table-cell table:style-name="Table1.E2" office:value-type="string">
            <text:p text:style-name="P22">-</text:p>
          </table:table-cell>
        </table:table-row>
      </table:table>
      <text:p text:style-name="P5"/>
      <text:p text:style-name="P5">I’m consedering same cake with different weights as new item.</text:p>
      <text:p text:style-name="P9"/>
      <text:p text:style-name="P8">inventory</text:p>
      <text:p text:style-name="P2">-----------------------------------------</text:p>
      <text:p text:style-name="P15">-&gt; id <text:s text:c="2"/>(int) (PK)</text:p>
      <text:p text:style-name="P15">-&gt; store_id <text:s/>(int)</text:p>
      <text:p text:style-name="P15">-&gt; item_id <text:s/>(int)</text:p>
      <text:p text:style-name="P15">-&gt; quantity (int)</text:p>
      <text:p text:style-name="P15">&gt; FK(store_id, item_id)</text:p>
      <text:p text:style-name="P2"/>
      <text:p text:style-name="P10">why store_id?</text:p>
      <text:p text:style-name="P11"><text:span text:style-name="T1">What if we want to get stock </text:span><text:span text:style-name="T2">of item</text:span><text:span text:style-name="T3">(s)</text:span><text:span text:style-name="T2"> </text:span><text:span text:style-name="T1">in </text:span><text:span text:style-name="T2">specific</text:span><text:span text:style-name="T1"> store?</text:span></text:p>
      <table:table table:name="Table3" table:style-name="Table3">
        <table:table-column table:style-name="Table3.A" table:number-columns-repeated="3"/>
        <table:table-column table:style-name="Table3.D"/>
        <table:table-row table:style-name="TableLine93854008179856">
          <table:table-cell table:style-name="Table3.A1" office:value-type="string">
            <text:p text:style-name="P20">id</text:p>
          </table:table-cell>
          <table:table-cell table:style-name="Table3.A1" office:value-type="string">
            <text:p text:style-name="P20">store_id</text:p>
          </table:table-cell>
          <table:table-cell table:style-name="Table3.A1" office:value-type="string">
            <text:p text:style-name="P20">item_id</text:p>
          </table:table-cell>
          <table:table-cell table:style-name="Table3.D1" office:value-type="string">
            <text:p text:style-name="P20">quantity</text:p>
          </table:table-cell>
        </table:table-row>
        <table:table-row table:style-name="TableLine93854008195408">
          <table:table-cell table:style-name="Table3.A2" office:value-type="string">
            <text:p text:style-name="P23">1</text:p>
          </table:table-cell>
          <table:table-cell table:style-name="Table3.A2" office:value-type="string">
            <text:p text:style-name="P23">2</text:p>
          </table:table-cell>
          <table:table-cell table:style-name="Table3.A2" office:value-type="string">
            <text:p text:style-name="P23">1</text:p>
          </table:table-cell>
          <table:table-cell table:style-name="Table3.D2" office:value-type="string">
            <text:p text:style-name="P23">5</text:p>
          </table:table-cell>
        </table:table-row>
        <table:table-row table:style-name="TableLine93854008196976">
          <table:table-cell table:style-name="Table3.A2" office:value-type="string">
            <text:p text:style-name="P23">2</text:p>
          </table:table-cell>
          <table:table-cell table:style-name="Table3.A2" office:value-type="string">
            <text:p text:style-name="P23">3</text:p>
          </table:table-cell>
          <table:table-cell table:style-name="Table3.A2" office:value-type="string">
            <text:p text:style-name="P23">1</text:p>
          </table:table-cell>
          <table:table-cell table:style-name="Table3.D2" office:value-type="string">
            <text:p text:style-name="P23">8</text:p>
          </table:table-cell>
        </table:table-row>
        <table:table-row table:style-name="TableLine93854008197888">
          <table:table-cell table:style-name="Table3.A2" office:value-type="string">
            <text:p text:style-name="P23">3</text:p>
          </table:table-cell>
          <table:table-cell table:style-name="Table3.A2" office:value-type="string">
            <text:p text:style-name="P23">2</text:p>
          </table:table-cell>
          <table:table-cell table:style-name="Table3.A2" office:value-type="string">
            <text:p text:style-name="P23">3</text:p>
          </table:table-cell>
          <table:table-cell table:style-name="Table3.D2" office:value-type="string">
            <text:p text:style-name="P23">4</text:p>
          </table:table-cell>
        </table:table-row>
        <table:table-row table:style-name="TableLine93854008198928">
          <table:table-cell table:style-name="Table3.A2" office:value-type="string">
            <text:p text:style-name="P23">4</text:p>
          </table:table-cell>
          <table:table-cell table:style-name="Table3.A2" office:value-type="string">
            <text:p text:style-name="P23">1</text:p>
          </table:table-cell>
          <table:table-cell table:style-name="Table3.A2" office:value-type="string">
            <text:p text:style-name="P23">2</text:p>
          </table:table-cell>
          <table:table-cell table:style-name="Table3.D2" office:value-type="string">
            <text:p text:style-name="P24">10</text:p>
          </table:table-cell>
        </table:table-row>
      </table:table>
      <text:p text:style-name="P9"/>
      <text:p text:style-name="P8">sale</text:p>
      <text:p text:style-name="P2">-----------------------------------------</text:p>
      <text:p text:style-name="P15">→ <text:s/>id <text:s/>(int) (PK)</text:p>
      <text:p text:style-name="P15">→ <text:s/>store_id <text:s/>(int)</text:p>
      <text:p text:style-name="P15">→ <text:s/>item_id (int)</text:p>
      <text:p text:style-name="P15">→ <text:s/>date (timestamp)</text:p>
      <text:p text:style-name="P15">→ <text:s/>quantity (int)</text:p>
      <text:p text:style-name="P15">→<text:span text:style-name="T5"> <text:s/>total_price (int)</text:span></text:p>
      <text:p text:style-name="P15">&gt; FK(store_id, item_id)</text:p>
      <text:p text:style-name="P9"/>
      <text:p text:style-name="P12">what is ‘total_price’?</text:p>
      <text:p text:style-name="P12"><text:soft-page-break/>total_price <text:s/>= <text:s/>quantity * (SELECT price FROM item where id = item_id;)</text:p>
      <text:p text:style-name="P28">1. Find the total revenue from all stores for a given month.</text:p>
      <text:p text:style-name="P13"/>
      <text:p text:style-name="P14">SELECT <text:s/>SUM(total_price) as ‘revenue’ FROM sale </text:p>
      <text:p text:style-name="P36"><text:tab/></text:p>
      <text:p text:style-name="P36">WHERE EXTRACT(MONTH FROM date) = ‘given-month’ ;</text:p>
      <text:p text:style-name="P14"/>
      <text:p text:style-name="P26">2. Find revenue per month per branch ordered by branch with maximum revenue at the top.</text:p>
      <text:p text:style-name="P26"/>
      <text:p text:style-name="P30">SELECT store_<text:span text:style-name="T6">id</text:span>, <text:span text:style-name="T6">EXTRACT(MONTH FROM date) as month, <text:s text:c="2"/><text:tab/> <text:tab/><text:tab/> <text:s text:c="11"/>SUM(total_price) as revenue FROM sale </text:span></text:p>
      <text:p text:style-name="P30"><text:span text:style-name="T6">GROUP BY store_id, EXTRACT(MONTH FROM date) </text:span></text:p>
      <text:p text:style-name="P30"><text:span text:style-name="T6">ORDER BY store_id, revenue </text:span><text:span text:style-name="T11">DESC;</text:span></text:p>
      <text:p text:style-name="P30"/>
      <text:p text:style-name="P27">3. Find the best selling cake per branch in a given month.</text:p>
      <text:p text:style-name="P29"/>
      <text:p text:style-name="P31"><text:span text:style-name="T12">SELECT </text:span><text:span text:style-name="T14">store_id, item_id, </text:span></text:p>
      <text:p text:style-name="P31"><text:span text:style-name="T16">MAX(</text:span><text:span text:style-name="T19">COUNT</text:span><text:span text:style-name="T14">(</text:span><text:span text:style-name="T16">item_id</text:span><text:span text:style-name="T14">)</text:span><text:span text:style-name="T16">)</text:span><text:span text:style-name="T14"> as ‘</text:span><text:span text:style-name="T20">No. Of times item sold</text:span><text:span text:style-name="T14">’ FROM sale where EXTRACT(MONTH FROM date) = ‘given-month’ GROUP BY store_id, item_id;</text:span></text:p>
      <text:p text:style-name="P31"><text:span text:style-name="T14"/></text:p>
      <text:p text:style-name="P14"/>
      <text:p text:style-name="P8">garbage</text:p>
      <text:p text:style-name="P2">-----------------------------------------</text:p>
      <text:p text:style-name="P15">-&gt; id <text:s/>(int) (PK)</text:p>
      <text:p text:style-name="P15">-&gt; store_id <text:s/>(int)</text:p>
      <text:p text:style-name="P15">-&gt; item_id (int)</text:p>
      <text:p text:style-name="P15">-&gt; date (timestamp)</text:p>
      <text:p text:style-name="P15">-&gt; quantity (int)</text:p>
      <text:p text:style-name="P15">-&gt; reason_id</text:p>
      <text:p text:style-name="P15">&gt; FK(store_id, item_id, reason_id)</text:p>
      <text:p text:style-name="P9"/>
      <text:p text:style-name="P8">reason</text:p>
      <text:p text:style-name="P2">-----------------------------------------</text:p>
      <text:p text:style-name="P15">-&gt; id <text:s/>(int) (PK)</text:p>
      <text:p text:style-name="P15">-&gt; description (varchar(255))</text:p>
      <text:p text:style-name="P2"/>
      <text:p text:style-name="P7">why ‘reason’?</text:p>
      <text:p text:style-name="P7">There might be a well know reasons as follows -</text:p>
      <table:table table:name="Table4" table:style-name="Table4">
        <table:table-column table:style-name="Table4.A"/>
        <table:table-column table:style-name="Table4.B"/>
        <table:table-row table:style-name="TableLine93854008207824">
          <table:table-cell table:style-name="Table4.A1" office:value-type="string">
            <text:p text:style-name="P21">id</text:p>
          </table:table-cell>
          <table:table-cell table:style-name="Table4.B1" office:value-type="string">
            <text:p text:style-name="P21">description</text:p>
          </table:table-cell>
        </table:table-row>
        <table:table-row table:style-name="TableLine93854008175312">
          <table:table-cell table:style-name="Table4.A2" office:value-type="string">
            <text:p text:style-name="P24">1</text:p>
          </table:table-cell>
          <table:table-cell table:style-name="Table4.B2" office:value-type="string">
            <text:p text:style-name="Table_20_Contents"><text:s/><text:span text:style-name="T4">Baking mistake.</text:span></text:p>
          </table:table-cell>
        </table:table-row>
        <text:soft-page-break/>
        <table:table-row table:style-name="TableLine93854008223536">
          <table:table-cell table:style-name="Table4.A2" office:value-type="string">
            <text:p text:style-name="P24">2</text:p>
          </table:table-cell>
          <table:table-cell table:style-name="Table4.B2" office:value-type="string">
            <text:p text:style-name="Table_20_Contents"><text:s/><text:span text:style-name="T4">Self item expiry.</text:span></text:p>
          </table:table-cell>
        </table:table-row>
      </table:table>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0T11:26:58.615755333</meta:creation-date>
    <dc:date>2022-04-21T09:35:45.522850443</dc:date>
    <meta:editing-duration>PT25M23S</meta:editing-duration>
    <meta:editing-cycles>5</meta:editing-cycles>
    <meta:generator>LibreOffice/6.4.7.2$Linux_X86_64 LibreOffice_project/40$Build-2</meta:generator>
    <meta:document-statistic meta:table-count="4" meta:image-count="0" meta:object-count="0" meta:page-count="4" meta:paragraph-count="134" meta:word-count="515" meta:character-count="3320" meta:non-whitespace-character-count="2839"/>
  </office:meta>
</office:document-meta>
</file>